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7.84pt"/>
    </style:style>
    <style:style style:name="co2" style:family="table-column">
      <style:table-column-properties fo:break-before="auto" style:column-width="157.86pt"/>
    </style:style>
    <style:style style:name="co3" style:family="table-column">
      <style:table-column-properties fo:break-before="auto" style:column-width="168.69pt"/>
    </style:style>
    <style:style style:name="co4" style:family="table-column">
      <style:table-column-properties fo:break-before="auto" style:column-width="133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style:text-line-through-style="solid" style:text-line-through-type="sing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“Planet of desired type” means planet of some (Rp, P), which ORBITS A STAR OF THE DESIRED TYPE, i.e. a host star with some (Mstar, Rstar, Lstar). It might be single or binary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s it is impossible to have a signal from a planet of a given desired type if the signal is not also from a star of the desired typ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or all transit signals w/ SNR&gt;SNR_floo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ignal is from star of desired type</text:p>
          </table:table-cell>
          <table:table-cell table:style-name="ce2" office:value-type="string" calcext:value-type="string">
            <text:p>signal is from planet of desired type</text:p>
          </table:table-cell>
          <table:table-cell table:style-name="ce2" office:value-type="string" calcext:value-type="string">
            <text:p>signal is correctly counted</text:p>
          </table:table-cell>
          <table:table-cell table:style-name="ce2" office:value-type="string" calcext:value-type="string">
            <text:p>in english</text:p>
          </table:table-cell>
        </table:table-row>
        <table:table-row table:style-name="ro1"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tected signal is from star of desired type, and is correctly counted as planet of desired type</text:p>
          </table:table-cell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tected signal is from star of undesired type, from planet of undesired type, but incorrectly counted as a planet of desired type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tected signal is from star of desired type, from planet of undesired type, but incorrectly counted as a planet of desired type</text:p>
          </table:table-cell>
        </table:table-row>
        <table:table-row table:style-name="ro1">
          <table:table-cell office:value-type="string" calcext:value-type="string">
            <text:p>planet of desired type must be w/ star of desired typ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etected signal is from star of undesired type, from planet of desired type, but is incorrectly counted as a planet of undesired type</text:p>
          </table:table-cell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tected signal is from star of undesired type, from planet of undesired type, and is correctly counted as planet of undesired type</text:p>
          </table:table-cell>
        </table:table-row>
        <table:table-row table:style-name="ro1">
          <table:table-cell office:value-type="string" calcext:value-type="string">
            <text:p>planet of desired type must be w/ star of desired typ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tected signal is from star of undesired type, from planet of desired type, and is correctly counted as planet of desired type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tected signal is from star of desired type, from planet of undesired type, and is correctly counted as planet of undesired type</text:p>
          </table:table-cell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tected signal is from star of desired type, from planet of desired type, but incorrectly counted as planet of undesired ty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or all transit signals below the SNR floo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ignal is from star of desired type</text:p>
          </table:table-cell>
          <table:table-cell table:style-name="ce2" office:value-type="string" calcext:value-type="string">
            <text:p>signal is from planet of desired type</text:p>
          </table:table-cell>
          <table:table-cell table:style-name="ce2" office:value-type="string" calcext:value-type="string">
            <text:p>signal is correctly counted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detected signal is from star of desired type, and is correctly counted as planet of 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detected signal is from star of undesired type, from planet of undesired type, but incorrectly counted as a planet of 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detected signal is from star of desired type, from planet of undesired type, but incorrectly counted as a planet of 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detected signal is from star of undesired type, from planet of desired type, but is incorrectly counted as a planet of un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detected signal is from star of undesired type, from planet of undesired type, and is correctly thought to be from planet of un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detected signal is from star of undesired type, from planet of desired type, and is correctly thought to be from planet of desired type</text:p>
          </table:table-cell>
        </table:table-row>
        <table:table-row table:style-name="ro1">
          <table:table-cell office:value-type="string" calcext:value-type="string">
            <text:p>Undetected signals are not counted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detected signal is from star of desired type, from planet of undesired type, and is correctly thought to be from planet of undesired type</text:p>
          </table:table-cell>
        </table:table-row>
        <table:table-row table:style-name="ro2">
          <table:table-cell office:value-type="string" calcext:value-type="string">
            <text:p><text:span text:style-name="T1">Should have been</text:span><text:span text:style-name="T2"> counted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ed signal is from star of desired type, from planet of desired type, but incorrectly counted as planet of undesired ty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Undetected signal was correctly not counted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r undetected signal should have been counted, but was not. (i.e. it was from planet of desired type, but signal was not detectabl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7:21:12.490679754</meta:creation-date>
    <dc:date>2017-09-22T18:53:04.320260841</dc:date>
    <meta:editing-duration>PT1H16M26S</meta:editing-duration>
    <meta:editing-cycles>32</meta:editing-cycles>
    <meta:generator>LibreOffice/4.4.6.3$Linux_X86_64 LibreOffice_project/40m0$Build-3</meta:generator>
    <meta:document-statistic meta:table-count="1" meta:cell-count="90" meta:object-count="0"/>
  </office:meta>
</office:document-meta>
</file>